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none" fo:background-color="transparent"/>
    </style:style>
    <style:style style:name="P3" style:family="paragraph" style:parent-style-name="Standard" style:list-style-name="L1">
      <style:text-properties style:text-line-through-style="none" fo:background-color="transparent"/>
    </style:style>
    <style:style style:name="P4" style:family="paragraph" style:parent-style-name="Standard" style:list-style-name="L1">
      <style:text-properties style:text-line-through-style="none" fo:background-color="transparent"/>
    </style:style>
    <style:style style:name="P5" style:family="paragraph" style:parent-style-name="Standard" style:list-style-name="L1">
      <style:text-properties style:text-line-through-style="none" fo:background-color="transparent"/>
    </style:style>
    <style:style style:name="P6" style:family="paragraph" style:parent-style-name="Standard" style:list-style-name="L1">
      <style:paragraph-properties fo:margin-left="0in" fo:margin-right="-0.0055in" fo:text-indent="0in" style:auto-text-indent="false"/>
    </style:style>
    <style:style style:name="P7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8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9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0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1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2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3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4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5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6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7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8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19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20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21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22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P23" style:family="paragraph" style:parent-style-name="Standard" style:list-style-name="L1">
      <style:paragraph-properties fo:background-color="transparent">
        <style:background-image/>
      </style:paragraph-properties>
      <style:text-properties style:use-window-font-color="true" style:text-line-through-style="non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ntroduction</text:p>
        </text:list-item>
        <text:list-item>
          <text:p text:style-name="P1">Literature Review</text:p>
          <text:list>
            <text:list-item>
              <text:p text:style-name="P7">Delta-Sigma Modulators: Overview</text:p>
              <text:list>
                <text:list-item>
                  <text:p text:style-name="P7">Concept of Operation</text:p>
                  <text:list>
                    <text:list-item>
                      <text:p text:style-name="P7">Oversampling</text:p>
                    </text:list-item>
                    <text:list-item>
                      <text:p text:style-name="P7">Quantization Noise</text:p>
                    </text:list-item>
                    <text:list-item>
                      <text:p text:style-name="P7">Noise Shaping</text:p>
                    </text:list-item>
                  </text:list>
                </text:list-item>
                <text:list-item>
                  <text:p text:style-name="P7">Performance Criteria and Metrics</text:p>
                  <text:list>
                    <text:list-item>
                      <text:p text:style-name="P7">Quantization Noise Power</text:p>
                    </text:list-item>
                    <text:list-item>
                      <text:p text:style-name="P7">Signal-to-Noise Ratio</text:p>
                    </text:list-item>
                    <text:list-item>
                      <text:p text:style-name="P7">Dynamic Range</text:p>
                    </text:list-item>
                  </text:list>
                </text:list-item>
                <text:list-item>
                  <text:p text:style-name="P7">Linear Models and Theoretical Performance</text:p>
                  <text:list>
                    <text:list-item>
                      <text:p text:style-name="P7">1<text:span text:style-name="T1">st</text:span> Order</text:p>
                    </text:list-item>
                    <text:list-item>
                      <text:p text:style-name="P7">2<text:span text:style-name="T1">nd</text:span> Order</text:p>
                    </text:list-item>
                    <text:list-item>
                      <text:p text:style-name="P7"><text:span text:style-name="T2">N</text:span><text:span text:style-name="T1">th</text:span> Order</text:p>
                    </text:list-item>
                  </text:list>
                </text:list-item>
                <text:list-item>
                  <text:p text:style-name="P7">Stability and Performance Limitations</text:p>
                  <text:list>
                    <text:list-item>
                      <text:p text:style-name="P7">Stability</text:p>
                    </text:list-item>
                    <text:list-item>
                      <text:p text:style-name="P7">Limit Cycles</text:p>
                    </text:list-item>
                    <text:list-item>
                      <text:p text:style-name="P7">Non-Ideal Factors (loop delay, finite op-amp gain, jitter, etc.)</text:p>
                    </text:list-item>
                  </text:list>
                </text:list-item>
              </text:list>
            </text:list-item>
            <text:list-item>
              <text:p text:style-name="P1">Delta-Sigma Modulators: Design Methodologies</text:p>
              <text:list>
                <text:list-item>
                  <text:p text:style-name="P1">Traditional Design Methods</text:p>
                  <text:list>
                    <text:list-item>
                      <text:p text:style-name="P1">Chebyshev I,II Design</text:p>
                    </text:list-item>
                  </text:list>
                </text:list-item>
                <text:list-item>
                  <text:p text:style-name="P1">Pseudo-Optimal Zero Design (Schreier)</text:p>
                  <text:list>
                    <text:list-item>
                      <text:p text:style-name="P1">Zero placement &amp; noise distribution</text:p>
                    </text:list-item>
                    <text:list-item>
                      <text:p text:style-name="P1">Lee's Rule for stability</text:p>
                    </text:list-item>
                    <text:list-item>
                      <text:p text:style-name="P1">DelSig Toolbox (MATLAB)</text:p>
                    </text:list-item>
                  </text:list>
                </text:list-item>
              </text:list>
            </text:list-item>
            <text:list-item>
              <text:p text:style-name="P1">Constrained Numerical Optimization Methods</text:p>
              <text:list>
                <text:list-item>
                  <text:list>
                    <text:list-item>
                      <text:p text:style-name="P1">Nonlinear optimization (Lagrange Multipliers)</text:p>
                    </text:list-item>
                    <text:list-item>
                      <text:p text:style-name="P1">Linear Programming</text:p>
                    </text:list-item>
                    <text:list-item>
                      <text:p text:style-name="P1">Gradient-Search Methods</text:p>
                    </text:list-item>
                  </text:list>
                </text:list-item>
              </text:list>
            </text:list-item>
            <text:list-item>
              <text:p text:style-name="P6">Global Optimization Methods</text:p>
              <text:list>
                <text:list-item>
                  <text:p text:style-name="P6">Stochastic Methods</text:p>
                  <text:list>
                    <text:list-item>
                      <text:p text:style-name="P6">Simulated Annealing</text:p>
                    </text:list-item>
                    <text:list-item>
                      <text:p text:style-name="P6">Random / Directed Search Algorithms</text:p>
                    </text:list-item>
                  </text:list>
                </text:list-item>
                <text:list-item>
                  <text:p text:style-name="P6">Metaheuristic Methods</text:p>
                  <text:list>
                    <text:list-item>
                      <text:p text:style-name="P6">Particle-Swarm Optimization (PSO)</text:p>
                    </text:list-item>
                    <text:list-item>
                      <text:p text:style-name="P6">Genetic Algorithms</text:p>
                    </text:list-item>
                  </text:list>
                </text:list-item>
                <text:list-item>
                  <text:p text:style-name="P6">Hybridized Evolutionary Strategies</text:p>
                  <text:list>
                    <text:list-item>
                      <text:p text:style-name="P6">Orthogonal Genetic Algorithm (OGA)</text:p>
                    </text:list-item>
                  </text:list>
                </text:list-item>
              </text:list>
            </text:list-item>
            <text:list-item>
              <text:p text:style-name="P6">Optimal IIR Filter Design </text:p>
              <text:list>
                <text:list-item>
                  <text:p text:style-name="P6">Linear Programming</text:p>
                </text:list-item>
                <text:list-item>
                  <text:p text:style-name="P6">Hierarchical Genetic Algorithm (HGA)</text:p>
                </text:list-item>
                <text:list-item>
                  <text:p text:style-name="P6">Hybrid Taguchi Genetic Algorithm (HTGA)</text:p>
                </text:list-item>
              </text:list>
            </text:list-item>
          </text:list>
        </text:list-item>
        <text:list-item>
          <text:p text:style-name="P1">Design Methodology</text:p>
          <text:list>
            <text:list-item>
              <text:p text:style-name="P1">Hybrid Orthogonal Genetic Algorithm (HOGA)</text:p>
              <text:list>
                <text:list-item>
                  <text:p text:style-name="P2">Chromosome Representation</text:p>
                </text:list-item>
                <text:list-item>
                  <text:p text:style-name="P2">Population Initialization</text:p>
                </text:list-item>
                <text:list-item>
                  <text:p text:style-name="P2">Linear-Ranking Selection</text:p>
                </text:list-item>
                <text:list-item>
                  <text:p text:style-name="P2">Single-Point Crossover Operation</text:p>
                </text:list-item>
                <text:list-item>
                  <text:p text:style-name="P1"><text:soft-page-break/>Taguchi Method (2-level orthogonal design of experiments)</text:p>
                  <text:list>
                    <text:list-item>
                      <text:p text:style-name="P1">Orthogonal Array Generation</text:p>
                    </text:list-item>
                    <text:list-item>
                      <text:p text:style-name="P1">SNR Calculations</text:p>
                    </text:list-item>
                    <text:list-item>
                      <text:p text:style-name="P1">Optimal Progeny Generation </text:p>
                    </text:list-item>
                  </text:list>
                </text:list-item>
                <text:list-item>
                  <text:p text:style-name="P1">Point-Swap Mutation</text:p>
                </text:list-item>
                <text:list-item>
                  <text:p text:style-name="P1">Exit Criteria (Convergence) </text:p>
                </text:list-item>
              </text:list>
            </text:list-item>
            <text:list-item>
              <text:p text:style-name="P1">Discrete-Time DSM Design</text:p>
              <text:list>
                <text:list-item>
                  <text:p text:style-name="P1">Optimal Low-Pass DSM Design</text:p>
                  <text:list>
                    <text:list-item>
                      <text:p text:style-name="P1">NTF Objective Function</text:p>
                      <text:list>
                        <text:list-item>
                          <text:p text:style-name="P1">Initialization</text:p>
                        </text:list-item>
                        <text:list-item>
                          <text:p text:style-name="P1">Constraints (Penalties)</text:p>
                        </text:list-item>
                        <text:list-item>
                          <text:p text:style-name="P1">Cost Function Characterization</text:p>
                        </text:list-item>
                      </text:list>
                    </text:list-item>
                    <text:list-item>
                      <text:p text:style-name="P1">STF Objective Function</text:p>
                      <text:list>
                        <text:list-item>
                          <text:p text:style-name="P1">Initialization</text:p>
                        </text:list-item>
                        <text:list-item>
                          <text:p text:style-name="P1">Constraints (Penalties)</text:p>
                        </text:list-item>
                        <text:list-item>
                          <text:p text:style-name="P1">Cost Function Characterization</text:p>
                        </text:list-item>
                      </text:list>
                    </text:list-item>
                    <text:list-item>
                      <text:p text:style-name="P1">Output Decimation</text:p>
                      <text:list>
                        <text:list-item>
                          <text:p text:style-name="P1">Parks-McClellan Optimal LP Filter Design</text:p>
                        </text:list-item>
                        <text:list-item>
                          <text:p text:style-name="P1">Output Decimation Rate (Frequency Expansion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Continuous-Time DSM Design</text:p>
              <text:list>
                <text:list-item>
                  <text:p text:style-name="P1">Optimal Low-Pass DSM Design</text:p>
                  <text:list>
                    <text:list-item>
                      <text:p text:style-name="P1">NTF Objective Function</text:p>
                      <text:list>
                        <text:list-item>
                          <text:p text:style-name="P1">Initialization</text:p>
                        </text:list-item>
                        <text:list-item>
                          <text:p text:style-name="P1">Constraints (Penalties)</text:p>
                        </text:list-item>
                        <text:list-item>
                          <text:p text:style-name="P1">Cost Function Characterization</text:p>
                        </text:list-item>
                      </text:list>
                    </text:list-item>
                    <text:list-item>
                      <text:p text:style-name="P1">STF Objective Function</text:p>
                      <text:list>
                        <text:list-item>
                          <text:p text:style-name="P1">Initialization</text:p>
                        </text:list-item>
                        <text:list-item>
                          <text:p text:style-name="P1">Constraints (Penalties)</text:p>
                        </text:list-item>
                        <text:list-item>
                          <text:p text:style-name="P1">Cost Function Characterization</text:p>
                        </text:list-item>
                      </text:list>
                    </text:list-item>
                    <text:list-item>
                      <text:p text:style-name="P1">Output Decimation</text:p>
                      <text:list>
                        <text:list-item>
                          <text:p text:style-name="P1">Parks-McClellan Optimal LP Filter Design</text:p>
                        </text:list-item>
                        <text:list-item>
                          <text:p text:style-name="P1">Output Decimation Rate (Frequency Expansio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Results</text:p>
          <text:list>
            <text:list-item>
              <text:p text:style-name="P1">Discrete-Time</text:p>
              <text:list>
                <text:list-item>
                  <text:p text:style-name="P1">Low-Pass DSM</text:p>
                  <text:list>
                    <text:list-item>
                      <text:p text:style-name="P1">Traditional Design (ChebyII)</text:p>
                    </text:list-item>
                    <text:list-item>
                      <text:p text:style-name="P1">DelSig Toolbox</text:p>
                    </text:list-item>
                    <text:list-item>
                      <text:p text:style-name="P1">HOGA Design</text:p>
                    </text:list-item>
                  </text:list>
                </text:list-item>
                <text:list-item>
                  <text:p text:style-name="P1">VLIF Band-Pass DSM</text:p>
                  <text:list>
                    <text:list-item>
                      <text:p text:style-name="P1">Traditional Design (LP ChebyII)</text:p>
                    </text:list-item>
                    <text:list-item>
                      <text:p text:style-name="P1">DelSig Toolbox </text:p>
                    </text:list-item>
                    <text:list-item>
                      <text:p text:style-name="P1">HOGA Design</text:p>
                    </text:list-item>
                  </text:list>
                </text:list-item>
              </text:list>
            </text:list-item>
            <text:list-item>
              <text:p text:style-name="P1">Continuous-Time</text:p>
              <text:list>
                <text:list-item>
                  <text:p text:style-name="P1">Low-Pass DSM</text:p>
                  <text:list>
                    <text:list-item>
                      <text:p text:style-name="P1">Traditional Design (ChebyII)</text:p>
                    </text:list-item>
                    <text:list-item>
                      <text:p text:style-name="P1">DelSig Toolbox</text:p>
                    </text:list-item>
                    <text:list-item>
                      <text:p text:style-name="P1">HOGA Design</text:p>
                    </text:list-item>
                  </text:list>
                </text:list-item>
                <text:list-item>
                  <text:p text:style-name="P1">VLIF Band-Pass DSM</text:p>
                  <text:list>
                    <text:list-item>
                      <text:p text:style-name="P1">Traditional Design (LP ChebyII)</text:p>
                    </text:list-item>
                    <text:list-item>
                      <text:p text:style-name="P1"><text:soft-page-break/>DelSig Toolbox </text:p>
                    </text:list-item>
                    <text:list-item>
                      <text:p text:style-name="P1">HOGA Desig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onclusion (???)</text:p>
        </text:list-item>
        <text:list-item>
          <text:p text:style-name="P1">Appendix A – MATLAB Code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thew Jackson</meta:initial-creator>
    <meta:creation-date>2007-11-10T16:34:52</meta:creation-date>
    <dc:creator>Matthew Jackson</dc:creator>
    <dc:date>2008-06-17T18:33:53</dc:date>
    <meta:editing-cycles>9</meta:editing-cycles>
    <meta:editing-duration>P17DT5H18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02" meta:word-count="313" meta:character-count="2457"/>
  </office:meta>
</office:document-meta>
</file>